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35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bold" style:font-size-asian="17.5pt" style:font-weight-asian="bold" style:font-size-complex="20pt" style:font-weight-complex="bold"/>
    </style:style>
    <style:style style:name="P3" style:family="paragraph" style:parent-style-name="Text_20_body">
      <style:paragraph-properties fo:text-align="justify" style:justify-single-word="false"/>
    </style:style>
    <style:style style:name="P4" style:family="paragraph" style:parent-style-name="Text_20_body" style:list-style-name="L1">
      <style:paragraph-properties fo:text-align="justify" style:justify-single-word="false"/>
    </style:style>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4">
      <style:paragraph-properties fo:text-align="justify" style:justify-single-word="false"/>
    </style:style>
    <style:style style:name="P8" style:family="paragraph" style:parent-style-name="Text_20_body" style:list-style-name="L5">
      <style:paragraph-properties fo:text-align="justify" style:justify-single-word="false"/>
    </style:style>
    <style:style style:name="P9" style:family="paragraph" style:parent-style-name="Text_20_body" style:list-style-name="L6">
      <style:paragraph-properties fo:text-align="justify" style:justify-single-word="false"/>
    </style:style>
    <style:style style:name="P10" style:family="paragraph" style:parent-style-name="Text_20_body" style:list-style-name="L7"/>
    <style:style style:name="P11" style:family="paragraph" style:parent-style-name="Heading_20_1">
      <style:paragraph-properties fo:break-before="pag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neapple Game IDE</text:p>
      <text:p text:style-name="P2">Goals, Anti-Goals, Target Audience and Guidelines</text:p>
      <text:p text:style-name="P2"/>
      <text:h text:style-name="Heading_20_1" text:outline-level="1">Pineapple Goals</text:h>
      <text:p text:style-name="P3"><text:tab/>Here are our goals for the project:</text:p>
      <text:p text:style-name="P3"/>
      <text:list xml:id="list933054615" text:style-name="L1">
        <text:list-item>
          <text:p text:style-name="P4">Create a cross-platform Game IDE.</text:p>
        </text:list-item>
        <text:list-item>
          <text:p text:style-name="P4">Deliver a complete, consistent and stable experience.</text:p>
        </text:list-item>
        <text:list-item>
          <text:p text:style-name="P4">Embrace and prefer the usage of open technologies. Avoid using proprietary technologies.</text:p>
        </text:list-item>
        <text:list-item>
          <text:p text:style-name="P4">Provide an extensible and module-based system.</text:p>
        </text:list-item>
        <text:list-item>
          <text:p text:style-name="P4">Be open for suggestions and community feedback.</text:p>
        </text:list-item>
      </text:list>
      <text:p text:style-name="Text_20_body"/>
      <text:h text:style-name="Heading_20_1" text:outline-level="1">Pineapple Anti-Goals</text:h>
      <text:p text:style-name="P3"><text:tab/>In the development of Pineapple, here is what we should <text:span text:style-name="T1">NOT</text:span> do:</text:p>
      <text:p text:style-name="P3"/>
      <text:list xml:id="list946284654" text:style-name="L2">
        <text:list-item>
          <text:p text:style-name="P5">Try to solve multiple problems at once.</text:p>
        </text:list-item>
        <text:list-item>
          <text:p text:style-name="P5">Underestimate testing.</text:p>
        </text:list-item>
        <text:list-item>
          <text:p text:style-name="P5">Underestimate planning and designing.</text:p>
        </text:list-item>
        <text:list-item>
          <text:p text:style-name="P5">Add “bloat” as part of the main Pineapple distribution(“bloat” is OK, though, if provided as an independent, optional and separately downloaded module)</text:p>
        </text:list-item>
        <text:list-item>
          <text:p text:style-name="P5">Try to be compatible with Game Maker. However, if Game Maker does something right, there's nothing wrong with doing that way as well.</text:p>
        </text:list-item>
      </text:list>
      <text:p text:style-name="Text_20_body"/>
      <text:h text:style-name="Heading_20_1" text:outline-level="1">Pineapple Target Audience</text:h>
      <text:p text:style-name="P3"><text:tab/>For Pineapple, we are attempting to target people who fill all of the requirements below:</text:p>
      <text:p text:style-name="P3"/>
      <text:list xml:id="list362697005" text:style-name="L3">
        <text:list-item>
          <text:p text:style-name="P6">Want to make their own games, but are not professionals in the area.</text:p>
        </text:list-item>
        <text:list-item>
          <text:p text:style-name="P6">Have little but some programming knowledge.</text:p>
        </text:list-item>
      </text:list>
      <text:p text:style-name="Text_20_body"/>
      <text:h text:style-name="Heading_20_1" text:outline-level="1">Pineapple 1.0 Goals</text:h>
      <text:p text:style-name="P3"><text:tab/>For 1.0, here are our goals:</text:p>
      <text:p text:style-name="P3"/>
      <text:list xml:id="list1798148101" text:style-name="L4">
        <text:list-item>
          <text:p text:style-name="P7">Deliver a minimalistic, yet stable game IDE.</text:p>
        </text:list-item>
        <text:list-item>
          <text:p text:style-name="P7">Even if minimalistic, it should be capable of creating simple games.</text:p>
        </text:list-item>
        <text:list-item>
          <text:p text:style-name="P7">Release the final version only when it's ready.</text:p>
        </text:list-item>
        <text:list-item>
          <text:p text:style-name="P7">Open the way for better future releases.</text:p>
        </text:list-item>
      </text:list>
      <text:p text:style-name="Text_20_body"/>
      <text:h text:style-name="Heading_20_1" text:outline-level="1">Pineapple 1.0 Anti-Goals</text:h>
      <text:p text:style-name="P3"><text:tab/>For 1.0, here is what we are <text:span text:style-name="T1">NOT</text:span> aiming to do:</text:p>
      <text:p text:style-name="P3"/>
      <text:list xml:id="list1454392063" text:style-name="L5">
        <text:list-item>
          <text:p text:style-name="P8">Offer support for mobile phones nor consoles.</text:p>
        </text:list-item>
        <text:list-item>
          <text:p text:style-name="P8">Try to be everything and solve every problem.</text:p>
        </text:list-item>
      </text:list>
      <text:h text:style-name="P11" text:outline-level="1">Guidelines For Official Feature Additions</text:h>
      <text:p text:style-name="P3"><text:tab/>For officially adding new features to a module, the following requirements must be obeyed:</text:p>
      <text:p text:style-name="P3"/>
      <text:list xml:id="list1190282371" text:style-name="L6">
        <text:list-item>
          <text:p text:style-name="P9">Finish the important features first.</text:p>
        </text:list-item>
        <text:list-item>
          <text:p text:style-name="P9">Make sure you're not working on anything else. If you are, finish that first.</text:p>
        </text:list-item>
        <text:list-item>
          <text:p text:style-name="P9">Think on whether it is <text:span text:style-name="T1">really</text:span> needed.</text:p>
        </text:list-item>
        <text:list-item>
          <text:p text:style-name="P9">Discuss it with other developers.</text:p>
        </text:list-item>
        <text:list-item>
          <text:p text:style-name="P9">Discuss it with the community.</text:p>
        </text:list-item>
        <text:list-item>
          <text:p text:style-name="P9">Create a plan. Write a blog post or a topic discussing its design. Let the design be discussed and fixed if it's not adequated.</text:p>
        </text:list-item>
      </text:list>
      <text:p text:style-name="P3"/>
      <text:p text:style-name="P3"><text:tab/>If, and only if, your feature passes the tests above, it is worthy of being considered and worked in.</text:p>
      <text:p text:style-name="P3"/>
      <text:h text:style-name="Heading_20_1" text:outline-level="1">Guidelines For Coding On Official Modules</text:h>
      <text:p text:style-name="Text_20_body"><text:tab/>If you have your own project, your own personal module, then you can have your own rules. However, if you intend to have that module as something official, there are a few rules you must comply with.</text:p>
      <text:p text:style-name="Text_20_body"><text:tab/>Even if you have your own personal project, some of these guidelines may prove themselves useful.</text:p>
      <text:p text:style-name="Text_20_body"/>
      <text:list xml:id="list617876315" text:style-name="L7">
        <text:list-item>
          <text:p text:style-name="P10">Your code must be open-sourced, preferrably MIT-licensed.</text:p>
        </text:list-item>
        <text:list-item>
          <text:p text:style-name="P10">Your code must be properly formatted. The notion of “properly formatted” is somewhat subjective and not too strict, but still try to place line breaks when adequated and indent your code in a logical way. If you're not sure what is proper formatting in Java, NetBeans' <text:span text:style-name="T1">Format </text:span>automatic feature is always accepted.</text:p>
        </text:list-item>
        <text:list-item>
          <text:p text:style-name="P10">Write JavaDocs for all your public classes, methods, constructors and fields. If you find any official module that lacks JavaDocs, report it so we can add them as soon as possible. JavaDoc content should be <text:span text:style-name="T1">relevant and useful</text:span>.</text:p>
        </text:list-item>
        <text:list-item>
          <text:p text:style-name="P10">Avoid commented out code. This is something that's obsolete since versioning(SVN, for example) was invented.</text:p>
        </text:list-item>
        <text:list-item>
          <text:p text:style-name="P10">Make sure the code is maintainable.</text:p>
        </text:list-item>
        <text:list-item>
          <text:p text:style-name="P10">Avoid dirty hacks or patches. Instead, <text:span text:style-name="T1">truly</text:span> fix the issue.</text:p>
        </text:list-item>
        <text:list-item>
          <text:p text:style-name="P10">Comments should explain the <text:span text:style-name="T1">why</text:span> because code already explains the <text:span text:style-name="T1">how</text:span>.</text:p>
        </text:list-item>
        <text:list-item>
          <text:p text:style-name="P10">Avoid star impor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class="text" style:master-page-name="" style:default-outline-level="1">
      <style:paragraph-properties fo:margin-left="0cm" fo:margin-right="0cm" fo:margin-top="0cm" fo:margin-bottom="0cm" fo:text-indent="0cm" style:auto-text-indent="false" style:page-number="auto" fo:background-color="transparent" fo:padding="0cm" fo:border-left="none" fo:border-right="none" fo:border-top="none" fo:border-bottom="0.035cm solid #000080" style:shadow="none">
        <style:tab-stops/>
        <style:background-image/>
      </style:paragraph-properties>
      <style:text-properties fo:font-variant="small-caps" fo:color="#000080" fo:font-size="17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1T13:43:42</meta:creation-date>
    <dc:date>2009-07-02T12:57:11</dc:date>
    <meta:editing-duration>PT00H33M44S</meta:editing-duration>
    <meta:editing-cycles>3</meta:editing-cycles>
    <meta:generator>OpenOffice.org/3.0$Linux OpenOffice.org_project/300m15$Build-9379</meta:generator>
    <meta:document-statistic meta:table-count="0" meta:image-count="0" meta:object-count="0" meta:page-count="2" meta:paragraph-count="50" meta:word-count="568" meta:character-count="3318"/>
    <meta:user-defined meta:name="Info 1"/>
    <meta:user-defined meta:name="Info 2"/>
    <meta:user-defined meta:name="Info 3"/>
    <meta:user-defined meta:name="Info 4"/>
  </office:meta>
</office:document-meta>
</file>